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Standard">
      <style:paragraph-properties style:snap-to-layout-grid="false"/>
      <style:text-properties fo:font-size="10pt" style:font-size-asian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Text_20_body" style:list-style-name="WW8Num7"/>
    <style:style style:name="P10" style:family="paragraph" style:parent-style-name="Text_20_body" style:list-style-name="WW8Num2"/>
    <style:style style:name="P11" style:family="paragraph" style:parent-style-name="Text_20_body" style:list-style-name="WW8Num6"/>
    <style:style style:name="P12" style:family="paragraph" style:parent-style-name="Text_20_body" style:list-style-name="WW8Num5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mória Virtual<text:line-break/>Caso de Uso: &lt;nome caso de uso&gt;</text:p>
      <text:h text:style-name="Heading_20_1" text:outline-level="1">Breve Descrição</text:h>
      <text:p text:style-name="Text_20_body">&lt;breve descrição do caso de uso&gt;</text:p>
      <text:h text:style-name="Heading_20_1" text:outline-level="1">Breve Descrição dos Atores</text:h>
      <text:h text:style-name="Heading_20_2" text:outline-level="2">&lt;Nome do ator 1&gt;</text:h>
      <text:h text:style-name="Heading_20_1" text:outline-level="1">Pré-condições</text:h>
      <text:p text:style-name="Text_20_body">&lt;pré-condição 1&gt;</text:p>
      <text:h text:style-name="Heading_20_1" text:outline-level="1">Fluxo Básico de eventos</text:h>
      <text:list xml:id="list31214144" text:style-name="WW8Num7">
        <text:list-item>
          <text:p text:style-name="P9">O caso de uso começa quando o &lt;ator&gt;, &lt;faz algo&gt;…</text:p>
        </text:list-item>
        <text:list-item>
          <text:p text:style-name="P9">&lt;passo 1 do fluxo básico&gt;</text:p>
        </text:list-item>
        <text:list-item>
          <text:p text:style-name="P9">… </text:p>
        </text:list-item>
        <text:list-item>
          <text:p text:style-name="P9">&lt;passo n do fluxo básico&gt;</text:p>
        </text:list-item>
        <text:list-item>
          <text:p text:style-name="P9">O caso de uso termina.</text:p>
        </text:list-item>
      </text:list>
      <text:h text:style-name="Heading_20_1" text:outline-level="1">Fluxos Alternativos</text:h>
      <text:h text:style-name="Heading_20_2" text:outline-level="2">&lt;Fluxo Alternativo 1&gt;</text:h>
      <text:p text:style-name="Text_20_body">Se no passo &lt;x&gt; do fluxo básico o &lt;ator ou sistema faz algo&gt;, entao </text:p>
      <text:list xml:id="list31201320" text:style-name="WW8Num2">
        <text:list-item>
          <text:p text:style-name="P10">&lt;descreva o fluxo&gt; <text:s/></text:p>
        </text:list-item>
        <text:list-item>
          <text:p text:style-name="P10">O caso de uso retorna ao passo &lt;y&gt;</text:p>
        </text:list-item>
      </text:list>
      <text:h text:style-name="Heading_20_1" text:outline-level="1">Subfluxos </text:h>
      <text:h text:style-name="Heading_20_2" text:outline-level="2">&lt;subfluxos 1&gt;</text:h>
      <text:list xml:id="list31193943" text:style-name="WW8Num6">
        <text:list-item>
          <text:p text:style-name="P11">&lt;subfluxo 1, passo 1&gt;</text:p>
        </text:list-item>
        <text:list-item>
          <text:p text:style-name="P11">…</text:p>
        </text:list-item>
        <text:list-item>
          <text:p text:style-name="P11">&lt;subfluxo 1, passo n&gt;</text:p>
        </text:list-item>
      </text:list>
      <text:h text:style-name="Heading_20_1" text:outline-level="1">Cenários</text:h>
      <text:h text:style-name="Heading_20_2" text:outline-level="2">&lt;Cenário 1&gt;</text:h>
      <text:list xml:id="list31221986" text:style-name="WW8Num5">
        <text:list-item>
          <text:p text:style-name="P12">&lt;cenário 1, passo 1&gt;</text:p>
        </text:list-item>
        <text:list-item>
          <text:p text:style-name="P12">…</text:p>
        </text:list-item>
        <text:list-item>
          <text:p text:style-name="P12">&lt;cenário 1, passo n&gt;</text:p>
        </text:list-item>
      </text:list>
      <text:h text:style-name="Heading_20_1" text:outline-level="1">Pós-condições</text:h>
      <text:h text:style-name="Heading_20_2" text:outline-level="2">&lt;pós-condição 1&gt;</text:h>
      <text:h text:style-name="Heading_20_1" text:outline-level="1">Requisitos especiais</text:h>
      <text:p text:style-name="Text_20_body">&lt;Requisito especial 1&gt;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1050*"/>
    </style:style>
    <style:style style:name="Tabela2.B" style:family="table-column">
      <style:table-column-properties style:column-width="10.566cm" style:rel-column-width="5990*"/>
    </style:style>
    <style:style style:name="Tabela2.C" style:family="table-column">
      <style:table-column-properties style:column-width="3.034cm" style:rel-column-width="1720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dd/mm/aa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5</meta:editing-cycles>
    <meta:editing-duration>PT00H12M10S</meta:editing-duration>
    <meta:generator>BrOffice.org/3.2$Win32 OpenOffice.org_project/320m18$Build-9502</meta:generator>
    <dc:date>2010-10-06T11:09:39.78</dc:date>
    <meta:document-statistic meta:table-count="2" meta:image-count="1" meta:object-count="0" meta:page-count="2" meta:paragraph-count="39" meta:word-count="170" meta:character-count="851"/>
  </office:meta>
</office:document-meta>
</file>